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Preformatted_20_Text">
      <style:paragraph-properties fo:text-align="start" style:justify-single-word="false"/>
      <style:text-properties style:text-position="0% 100%" style:font-name="Times New Roman" fo:font-size="12pt" officeooo:rsid="00bc204c" officeooo:paragraph-rsid="0012778b" style:font-size-asian="12pt" style:font-size-complex="12pt"/>
    </style:style>
    <style:style style:name="P2" style:family="paragraph" style:parent-style-name="Preformatted_20_Text">
      <style:paragraph-properties fo:text-align="start" style:justify-single-word="false"/>
      <style:text-properties style:text-position="0% 100%" style:font-name="Times New Roman" fo:font-size="12pt" officeooo:rsid="00ce421e" officeooo:paragraph-rsid="00ce421e" style:font-size-asian="12pt" style:font-size-complex="12pt"/>
    </style:style>
    <style:style style:name="P3" style:family="paragraph" style:parent-style-name="Preformatted_20_Text">
      <style:paragraph-properties fo:text-align="start" style:justify-single-word="false"/>
      <style:text-properties officeooo:paragraph-rsid="00ce421e"/>
    </style:style>
    <style:style style:name="P4" style:family="paragraph" style:parent-style-name="Preformatted_20_Text">
      <style:paragraph-properties fo:text-align="start" style:justify-single-word="false"/>
      <style:text-properties officeooo:rsid="00ce421e" officeooo:paragraph-rsid="00ce421e"/>
    </style:style>
    <style:style style:name="T1" style:family="text">
      <style:text-properties officeooo:rsid="00ce421e"/>
    </style:style>
    <style:style style:name="T2" style:family="text">
      <style:text-properties style:text-position="0% 100%" style:font-name="Times New Roman" fo:font-size="12pt" officeooo:rsid="00ce421e" style:font-size-asian="12pt" style:font-size-complex="12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3"><text:span text:style-name="T2">Design Document – Text description along with </text:span>class diagram/s, flow chart, and state transition diagram to explain your tentative implementation and design </text:p>
      <text:p text:style-name="P3">- <text:span text:style-name="T1">Due Mar 11</text:span></text:p>
      <text:p text:style-name="P3"/>
      <text:p text:style-name="P3"><text:span text:style-name="T1">Code Framework for both client and server- </text:span>major data structures and functions (APIs) defined based on the design document </text:p>
      <text:p text:style-name="P3">- <text:span text:style-name="T1">Due Mar 25</text:span></text:p>
      <text:p text:style-name="P3"/>
      <text:p text:style-name="P4">Code Reviews Apr 1 and Apr 10</text:p>
      <text:p text:style-name="P4"/>
      <text:p text:style-name="P4">Submit (a) final report (&gt;= 3 pages) including design &amp; implementation details and also include your evaluation results in the report by Apr 17</text:p>
      <text:p text:style-name="P1"/>
      <text:p text:style-name="P1"/>
      <text:p text:style-name="P2">### Learning sources to cite</text:p>
      <text:p text:style-name="P2">-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2-24T23:57:11.896000000</dc:date>
    <meta:editing-duration>P2DT5H53M30S</meta:editing-duration>
    <meta:editing-cycles>109</meta:editing-cycles>
    <meta:generator>LibreOffice/6.1.4.2$Windows_X86_64 LibreOffice_project/9d0f32d1f0b509096fd65e0d4bec26ddd1938fd3</meta:generator>
    <meta:document-statistic meta:table-count="0" meta:image-count="0" meta:object-count="0" meta:page-count="1" meta:paragraph-count="8" meta:word-count="85" meta:character-count="505" meta:non-whitespace-character-count="424"/>
  </office:meta>
</office:document-meta>
</file>